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550000035C4EE1F4127624DDA3.png" manifest:media-type="image/png"/>
  <manifest:file-entry manifest:full-path="Pictures/1000000000000020000000204B249CA79A42C6D7.png" manifest:media-type="image/png"/>
  <manifest:file-entry manifest:full-path="Pictures/10000000000004F900000322D59A91F80546343C.png" manifest:media-type="image/png"/>
  <manifest:file-entry manifest:full-path="Pictures/10000000000004F90000032243912328F0D364E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Vivid-title">
      <style:paragraph-properties style:writing-mode="lr-tb"/>
    </style:style>
    <style:style style:name="pr2" style:family="presentation" style:parent-style-name="Vivid-subtitle">
      <style:graphic-properties fo:min-height="4.306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3.174cm"/>
      <style:paragraph-properties style:writing-mode="lr-tb"/>
    </style:style>
    <style:style style:name="pr6" style:family="presentation" style:parent-style-name="Vivid1-notes">
      <style:graphic-properties draw:fill-color="#ffffff" draw:auto-grow-height="true"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8pt" style:font-size-asian="18pt" style:font-size-complex="18pt"/>
    </style:style>
    <style:style style:name="P3" style:family="paragraph">
      <loext:graphic-properties draw:fill-color="#ffffff"/>
      <style:paragraph-properties style:writing-mode="lr-tb"/>
      <style:text-properties fo:font-size="20pt" style:font-size-asian="20pt" style:font-size-complex="20pt"/>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font-size="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Projet 5 (KANAP)</text:p>
          </draw:text-box>
        </draw:frame>
        <draw:frame presentation:style-name="pr2" draw:text-style-name="P1" draw:layer="layout" svg:width="29.972cm" svg:height="4.306cm" svg:x="1.536cm" svg:y="14.49cm" presentation:class="subtitle">
          <draw:text-box>
            <text:p>Appeler des API pour répondre dynamiquement aux utilisateurs</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2"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d’accueil </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text:p>
                <text:p/>
                <text:p>les produits s’affichent sous forme d’une grille de vignettes, ils sont issus d’un endpoint d’une API (back), appelé depuis un fichier JavaScript pour s’afficher sur la zone prévu a cet effet dans le fichier index.html </text:p>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6"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roduits</text:p>
          </draw:text-box>
        </draw:frame>
        <draw:frame presentation:style-name="pr5" draw:text-style-name="P1" draw:layer="layout" svg:width="29.832cm" svg:height="12.954cm" svg:x="1.664cm" svg:y="5.334cm" presentation:class="outline" presentation:user-transformed="true">
          <draw:text-box>
            <text:list text:style-name="L2">
              <text:list-item>
                <text:p>Affichage du produit sélectionné par user:</text:p>
                <text:p/>
                <text:p>le produit s’affiche sur une nouvelle page HTML,</text:p>
                <text:p>l’user peut alors choisir la quantité ainsi que la couleur du produit, ces informations vont alors s’ajouter sur une Key « choices » du localStorage, contenants l’id de produit ainsi que le nom, la quantité, la couleurs et le prix, ainsi l’utilisateur pourra retrouver ce produit dans la page Panier, pour pouvoir poursuivre l’achat de celui ci,</text:p>
                <text:p>une alertbox s’affiche pour prévenir l’utilisateur que le produit se trouve dans son panier </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6"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panier</text:p>
          </draw:text-box>
        </draw:frame>
        <draw:frame presentation:style-name="pr5" draw:text-style-name="P1" draw:layer="layout" svg:width="29.832cm" svg:height="12.954cm" svg:x="1.664cm" svg:y="5.334cm" presentation:class="outline" presentation:user-transformed="true">
          <draw:text-box>
            <text:list text:style-name="L2">
              <text:list-item>
                <text:p>Affichage des produits ajoutés au panier par l’user :</text:p>
                <text:p/>
                <text:p>les produits que l’utilisateur a précédemment sélectionnés s’affichent sur la page panier accompagné des informations suivantes :</text:p>
              </text:list-item>
              <text:list-item>
                <text:p>Photo du produit</text:p>
              </text:list-item>
              <text:list-item>
                <text:p>Nom du produit</text:p>
              </text:list-item>
              <text:list-item>
                <text:p>Prix du produit</text:p>
              </text:list-item>
              <text:list-item>
                <text:p>Quantité du produit (avec un bouton donnant la possibilité a l’user de <text:s/>changer la quantité du produit depuis la page panier)</text:p>
                <text:p/>
                <text:p>Le prix du produit ainsi que le prix total du panier en bas de page changent dynamiquement en fonction du choix de la quantité de l’user</text:p>
              </text:list-item>
              <text:list-item>
                <text:p>Un bouton de suppression permet également de supprimé un article du panier, le prix change également</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6" draw:text-style-name="P3"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presentation:style-name="pr7" draw:text-style-name="P5" draw:layer="layout" svg:width="29.996cm" svg:height="16.255cm" svg:x="1.664cm" svg:y="2.337cm" presentation:class="subtitle" presentation:user-transformed="true">
          <draw:text-box>
            <text:p text:style-name="P4">Un formulaire permet a l’user d’entrer ses données afin de pouvoir valider et poursuivre sa commande,</text:p>
            <text:p text:style-name="P4">Il doit pour cela entrer des caractères correspondant au type d’entrées attendu, par exemple l’adresse mail doit contenir un @</text:p>
            <text:p text:style-name="P4"/>
          </draw:text-box>
        </draw:frame>
        <presentation:notes draw:style-name="dp2" presentation:use-date-time-name="dtd1">
          <draw:page-thumbnail draw:style-name="gr1" draw:layer="layout" svg:width="12.292cm" svg:height="10.386cm" svg:x="4.352cm" svg:y="3.104cm" draw:page-number="5" presentation:class="page"/>
          <draw:frame presentation:style-name="pr8" draw:text-style-name="P3"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Page confirmation</text:p>
          </draw:text-box>
        </draw:frame>
        <draw:frame presentation:style-name="pr5" draw:text-style-name="P1" draw:layer="layout" svg:width="29.832cm" svg:height="12.954cm" svg:x="1.664cm" svg:y="5.334cm" presentation:class="outline" presentation:user-transformed="true">
          <draw:text-box>
            <text:list text:style-name="L2">
              <text:list-item>
                <text:p>Affichage du numéro de commande</text:p>
                <text:p/>
                <text:p>un message s’affiche sur la page pour informer l’user que la commande est confirmée, accompagné d’une order ID qui est propre a celle ci.</text:p>
              </text:list-item>
            </text:list>
          </draw:text-box>
        </draw:frame>
        <presentation:notes draw:style-name="dp4" presentation:use-date-time-name="dtd1">
          <office:forms form:automatic-focus="false" form:apply-design-mode="false"/>
          <draw:page-thumbnail draw:style-name="gr1" draw:layer="layout" svg:width="12.292cm" svg:height="10.386cm" svg:x="4.352cm" svg:y="3.104cm" draw:page-number="6" presentation:class="page"/>
          <draw:frame presentation:style-name="pr6"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pitch="variable"/>
    <style:font-face style:name="Noto Sans1" svg:font-family="'Noto Sans'" style:font-pitch="variable"/>
    <style:font-face style:name="Noto Sans Black" svg:font-family="'Noto Sans Black'" style:font-pitch="variable"/>
    <style:font-face style:name="Noto Sans Black1" svg:font-family="'Noto Sans Black'" style:font-adornments="Negra" style:font-pitch="variable"/>
    <style:font-face style:name="Noto Sans Light" svg:font-family="'Noto Sans Light'" style:font-pitch="variable"/>
    <style:font-face style:name="Noto Sans Light1" svg:font-family="'Noto Sans Light'" style:font-adornments="Ligera" style:font-pitch="variable"/>
    <style:font-face style:name="Noto Sans Regular" svg:font-family="'Noto Sans Regular'" style:font-pitch="variable"/>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2" svg:font-family="'Noto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ans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é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é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éro&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14:47:53.524942429</meta:creation-date>
    <meta:editing-duration>P1DT4H9M30S</meta:editing-duration>
    <meta:editing-cycles>4</meta:editing-cycles>
    <meta:generator>LibreOffice/6.4.7.2$Linux_X86_64 LibreOffice_project/40$Build-2</meta:generator>
    <dc:title>Vivid</dc:title>
    <dc:date>2022-01-23T16:28:01.075953438</dc:date>
    <meta:document-statistic meta:object-count="63"/>
  </office:meta>
</office:document-meta>
</file>